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B000004C8072EB1EB546462AA.png" manifest:media-type="image/png"/>
  <manifest:file-entry manifest:full-path="Pictures/10000000000004B80000010D7113A8C0524AD5EB.png" manifest:media-type="image/png"/>
  <manifest:file-entry manifest:full-path="Pictures/1000000100000B6E00000C2FDD285A32C6A50486.png" manifest:media-type="image/png"/>
  <manifest:file-entry manifest:full-path="Pictures/1000000100000B6900000778F70DB0FBA10F9D8A.png" manifest:media-type="image/png"/>
  <manifest:file-entry manifest:full-path="Pictures/10000000000011D400000C7808DFC7991767ED15.png" manifest:media-type="image/png"/>
  <manifest:file-entry manifest:full-path="Pictures/1000000100000DE800000A3EF6628447CD4C8F80.png" manifest:media-type="image/png"/>
  <manifest:file-entry manifest:full-path="Pictures/10000000000011C000000C5CC9532B4475682127.png" manifest:media-type="image/png"/>
  <manifest:file-entry manifest:full-path="Pictures/10000001000007740000060C3724C6226036918C.png" manifest:media-type="image/png"/>
  <manifest:file-entry manifest:full-path="Pictures/1000000000000349000000FE73032F76B86464D1.png" manifest:media-type="image/png"/>
  <manifest:file-entry manifest:full-path="Pictures/1000000000000680000004F0989C0EBAFF57A7C8.png" manifest:media-type="image/png"/>
  <manifest:file-entry manifest:full-path="Pictures/1000000000000BDC000009047B7B36882776F992.png" manifest:media-type="image/png"/>
  <manifest:file-entry manifest:full-path="Pictures/100000000000034A000002D14B162AB739BEEBD1.png" manifest:media-type="image/png"/>
  <manifest:file-entry manifest:full-path="Pictures/100000000000039600000348526BA56053DE8BA5.png" manifest:media-type="image/png"/>
  <manifest:file-entry manifest:full-path="Pictures/1000000000000FD400000C0CE5FB6996410233F8.png" manifest:media-type="image/png"/>
  <manifest:file-entry manifest:full-path="Pictures/10000000000004380000034293574D0EE3BF008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37cm" fo:min-width="13.548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auto-grow-width="true" fo:min-height="0.937cm" fo:min-width="5.548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Архитектурная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0.252cm" svg:height="19.574cm" svg:x="3.813cm" svg:y="2cm">
          <draw:image xlink:href="Pictures/1000000100000B6E00000C2FDD285A32C6A50486.png" xlink:type="simple" xlink:show="embed" xlink:actuate="onLoad" draw:mime-type="image/png">
            <text:p/>
          </draw:image>
        </draw:frame>
        <draw:frame draw:style-name="gr2" draw:text-style-name="P2" draw:layer="layout" svg:width="12cm" svg:height="0.962cm" svg:x="10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рхитектурная диаграмма - DB replicas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408cm" svg:height="17.939cm" svg:x="0.5cm" svg:y="3.284cm">
          <draw:image xlink:href="Pictures/1000000100000B6900000778F70DB0FBA10F9D8A.png" xlink:type="simple" xlink:show="embed" xlink:actuate="onLoad" draw:mime-type="image/png">
            <text:p/>
          </draw:image>
        </draw:frame>
        <draw:frame draw:style-name="gr2" draw:text-style-name="P2" draw:layer="layout" svg:width="15.5cm" svg:height="0.962cm" svg:x="8.5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компонентов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27.4cm" svg:height="20.131cm" svg:x="0.3cm" svg:y="1.2cm">
          <draw:image xlink:href="Pictures/10000000000011D400000C7808DFC7991767ED15.png" xlink:type="simple" xlink:show="embed" xlink:actuate="onLoad" draw:mime-type="image/png">
            <text:p/>
          </draw:image>
        </draw:frame>
        <draw:frame draw:style-name="gr4" draw:text-style-name="P2" draw:layer="layout" svg:width="14.048cm" svg:height="1.187cm" svg:x="10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нтеграционная диаграмма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2.5cm" svg:height="0.962cm" svg:x="10cm" svg:y="0.038cm">
          <draw:text-box>
            <text:p><loext:page-name>&lt;slide-name&gt;</loext:page-name></text:p>
          </draw:text-box>
        </draw:frame>
        <draw:frame draw:style-name="gr5" draw:text-style-name="P5" draw:layer="layout" svg:width="27.626cm" svg:height="19.235cm" svg:x="0.182cm" svg:y="1.9cm">
          <draw:image xlink:href="Pictures/10000000000011C000000C5CC9532B447568212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классов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39cm" svg:height="20.385cm" svg:x="0cm" svg:y="1.115cm">
          <draw:image xlink:href="Pictures/1000000100000DE800000A3EF6628447CD4C8F80.png" xlink:type="simple" xlink:show="embed" xlink:actuate="onLoad" draw:mime-type="image/png">
            <text:p/>
          </draw:image>
        </draw:frame>
        <draw:frame draw:style-name="gr4" draw:text-style-name="P2" draw:layer="layout" svg:width="14.048cm" svg:height="1.187cm" svg:x="11cm" svg:y="-0.072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R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609cm" svg:height="21.098cm" svg:x="0.665cm" svg:y="0.3cm">
          <draw:image xlink:href="Pictures/10000001000007740000060C3724C6226036918C.png" xlink:type="simple" xlink:show="embed" xlink:actuate="onLoad" draw:mime-type="image/png">
            <text:p/>
          </draw:image>
        </draw:frame>
        <draw:frame draw:style-name="gr6" draw:text-style-name="P2" draw:layer="layout" svg:width="6.048cm" svg:height="1.187cm" svg:x="11.452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ы состояний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4cm" svg:height="0.962cm" svg:x="11cm" svg:y="0.038cm">
          <draw:text-box>
            <text:p><loext:page-name>&lt;slide-name&gt;</loext:page-name></text:p>
          </draw:text-box>
        </draw:frame>
        <draw:frame draw:style-name="gr1" draw:text-style-name="P1" draw:layer="layout" svg:width="16.732cm" svg:height="5.056cm" svg:x="6.268cm" svg:y="5.444cm">
          <draw:image xlink:href="Pictures/1000000000000349000000FE73032F76B86464D1.png" xlink:type="simple" xlink:show="embed" xlink:actuate="onLoad" draw:mime-type="image/png">
            <text:p/>
          </draw:image>
        </draw:frame>
        <draw:frame draw:style-name="gr1" draw:text-style-name="P1" draw:layer="layout" svg:width="24.034cm" svg:height="5.355cm" svg:x="2.466cm" svg:y="12.145cm">
          <draw:image xlink:href="Pictures/10000000000004B80000010D7113A8C0524AD5E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DEF0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791cm" svg:height="18.831cm" svg:x="2cm" svg:y="2.169cm">
          <draw:image xlink:href="Pictures/1000000000000680000004F0989C0EBAFF57A7C8.png" xlink:type="simple" xlink:show="embed" xlink:actuate="onLoad" draw:mime-type="image/png">
            <text:p/>
          </draw:image>
        </draw:frame>
        <draw:frame draw:style-name="gr2" draw:text-style-name="P2" draw:layer="layout" svg:width="12cm" svg:height="0.962cm" svg:x="10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DEF1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41cm" svg:height="19.34cm" svg:x="2cm" svg:y="1.66cm">
          <draw:image xlink:href="Pictures/1000000000000BDC000009047B7B36882776F992.png" xlink:type="simple" xlink:show="embed" xlink:actuate="onLoad" draw:mime-type="image/png">
            <text:p/>
          </draw:image>
        </draw:frame>
        <draw:frame draw:style-name="gr2" draw:text-style-name="P2" draw:layer="layout" svg:width="14cm" svg:height="0.962cm" svg:x="10.5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активности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3.5cm" svg:height="0.962cm" svg:x="10.5cm" svg:y="0cm">
          <draw:text-box>
            <text:p><loext:page-name>&lt;slide-name&gt;</loext:page-name></text:p>
          </draw:text-box>
        </draw:frame>
        <draw:frame draw:style-name="gr1" draw:text-style-name="P1" draw:layer="layout" svg:width="24.05cm" svg:height="19.65cm" svg:x="2.2cm" svg:y="1.683cm">
          <draw:image xlink:href="Pictures/10000000000005DB000004C8072EB1EB546462A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-Case диаграмма" draw:style-name="dp1" draw:master-page-name="Default" presentation:presentation-page-layout-name="AL1T1">
        <draw:frame draw:style-name="gr1" draw:text-style-name="P1" draw:layer="layout" svg:width="21.592cm" svg:height="18.5cm" svg:x="3.508cm" svg:y="3cm">
          <draw:image xlink:href="Pictures/100000000000034A000002D14B162AB739BEEBD1.png" xlink:type="simple" xlink:show="embed" xlink:actuate="onLoad" draw:mime-type="image/png">
            <text:p/>
          </draw:image>
        </draw:frame>
        <draw:frame draw:style-name="gr2" draw:text-style-name="P2" draw:layer="layout" svg:width="13.5cm" svg:height="0.962cm" svg:x="10.5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следовательности - Keycloak" draw:style-name="dp1" draw:master-page-name="Default" presentation:presentation-page-layout-name="AL1T1">
        <draw:frame draw:style-name="gr1" draw:text-style-name="P1" draw:layer="layout" svg:width="21.001cm" svg:height="19.228cm" svg:x="4.399cm" svg:y="2.272cm">
          <draw:image xlink:href="Pictures/100000000000039600000348526BA56053DE8BA5.png" xlink:type="simple" xlink:show="embed" xlink:actuate="onLoad" draw:mime-type="image/png">
            <text:p/>
          </draw:image>
        </draw:frame>
        <draw:frame draw:style-name="gr2" draw:text-style-name="P2" draw:layer="layout" svg:width="14.5cm" svg:height="0.962cm" svg:x="8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токов данных" draw:style-name="dp1" draw:master-page-name="Default" presentation:presentation-page-layout-name="AL1T1">
        <draw:frame draw:style-name="gr2" draw:text-style-name="P2" draw:layer="layout" svg:width="14.5cm" svg:height="0.962cm" svg:x="10cm" svg:y="0.038cm">
          <draw:text-box>
            <text:p><loext:page-name>&lt;slide-name&gt;</loext:page-name></text:p>
          </draw:text-box>
        </draw:frame>
        <draw:frame draw:style-name="gr1" draw:text-style-name="P1" draw:layer="layout" svg:width="25.408cm" svg:height="19.338cm" svg:x="1.6cm" svg:y="2.021cm">
          <draw:image xlink:href="Pictures/1000000000000FD400000C0CE5FB6996410233F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развертывания" draw:style-name="dp1" draw:master-page-name="Default" presentation:presentation-page-layout-name="AL1T1">
        <draw:frame draw:style-name="gr1" draw:text-style-name="P1" draw:layer="layout" svg:width="23.972cm" svg:height="18.522cm" svg:x="2.5cm" svg:y="2.978cm">
          <draw:image xlink:href="Pictures/10000000000004380000034293574D0EE3BF0080.png" xlink:type="simple" xlink:show="embed" xlink:actuate="onLoad" draw:mime-type="image/png">
            <text:p/>
          </draw:image>
        </draw:frame>
        <draw:frame draw:style-name="gr2" draw:text-style-name="P2" draw:layer="layout" svg:width="14.5cm" svg:height="0.962cm" svg:x="9.5cm" svg:y="0.038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7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3.7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2cm" fo:margin-bottom="0cm" fo:text-indent="0cm"/>
      <style:text-properties fo:font-size="38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04cm" fo:margin-bottom="0cm" fo:text-indent="0cm"/>
      <style:text-properties fo:font-size="32.7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7cm" fo:margin-bottom="0cm" fo:text-indent="0cm"/>
      <style:text-properties fo:font-size="27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0.2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Default" style:page-layout-name="PM1" draw:style-name="Mdp1">
      <draw:frame presentation:style-name="Default-title" draw:layer="backgroundobjects" svg:width="25.145cm" svg:height="3.604cm" svg:x="1.396cm" svg:y="0.856cm" presentation:class="title" presentation:placeholder="true">
        <draw:text-box/>
      </draw:frame>
      <draw:frame presentation:style-name="Default-outline1" draw:layer="backgroundobjects" svg:width="25.145cm" svg:height="12.521cm" svg:x="1.396cm" svg:y="5.046cm" presentation:class="outline" presentation:placeholder="true">
        <draw:text-box/>
      </draw:frame>
      <draw:frame presentation:style-name="Mpr1" draw:text-style-name="MP2" draw:layer="backgroundobjects" svg:width="6.509cm" svg:height="1.488cm" svg:x="1.396cm" svg:y="19.66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54cm" svg:height="1.488cm" svg:x="9.552cm" svg:y="19.66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09cm" svg:height="1.488cm" svg:x="20.031cm" svg:y="19.66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6T13:07:09.881203583</meta:creation-date>
    <dc:date>2022-11-30T11:21:32.783000000</dc:date>
    <meta:editing-duration>PT15H34M45S</meta:editing-duration>
    <meta:editing-cycles>29</meta:editing-cycles>
    <meta:generator>LibreOffice/7.4.3.2$Windows_X86_64 LibreOffice_project/1048a8393ae2eeec98dff31b5c133c5f1d08b890</meta:generator>
    <meta:document-statistic meta:object-count="78"/>
  </office:meta>
</office:document-meta>
</file>